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3B00000155BF572315.png"/>
  <manifest:file-entry manifest:media-type="image/png" manifest:full-path="Pictures/1000000000000526000001B6374E8164.png"/>
  <manifest:file-entry manifest:media-type="image/png" manifest:full-path="Pictures/1000000000000B030000025E332C67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5.648cm" draw:z-index="0"><draw:image xlink:href="Pictures/1000000000000526000001B6374E8164.png" xlink:type="simple" xlink:show="embed" xlink:actuate="onLoad"/></draw:frame></text:p>
      <text:p text:style-name="Standard"/>
      <text:p text:style-name="Standard"/>
      <text:p text:style-name="Standard"><draw:frame draw:style-name="fr1" draw:name="grafik2" text:anchor-type="paragraph" svg:width="17cm" svg:height="3.131cm" draw:z-index="1"><draw:image xlink:href="Pictures/100000000000073B00000155BF572315.png" xlink:type="simple" xlink:show="embed" xlink:actuate="onLoad"/></draw:frame><draw:frame draw:style-name="fr2" draw:name="grafik3" text:anchor-type="paragraph" svg:x="0.056cm" svg:y="4.512cm" svg:width="17cm" svg:height="3.653cm" draw:z-index="2"><draw:image xlink:href="Pictures/1000000000000B030000025E332C67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4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10-10T21:47:48.14</meta:creation-date>
    <meta:printed-by>orhan mekic</meta:printed-by>
    <meta:print-date>2016-10-10T22:03:32</meta:print-date>
    <dc:date>2016-12-18T16:02:13.55</dc:date>
    <dc:creator>orhan mekic</dc:creator>
    <meta:editing-duration>PT13M39S</meta:editing-duration>
    <meta:editing-cycles>4</meta:editing-cycles>
    <meta:generator>OpenOffice/4.1.1$Win32 OpenOffice.org_project/411m6$Build-9775</meta:generator>
    <meta:document-statistic meta:table-count="0" meta:image-count="3" meta:object-count="0" meta:page-count="1" meta:paragraph-count="0" meta:word-count="0" meta:character-count="0"/>
  </office:meta>
</office:document-meta>
</file>